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2.A3" style:family="table-cell">
      <style:table-cell-properties fo:padding="0.097cm" fo:border-left="0.002cm solid #0000ff" fo:border-right="none" fo:border-top="none" fo:border-bottom="0.002cm solid #0000ff"/>
    </style:style>
    <style:style style:name="Table2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7cm" style:rel-column-width="18293*"/>
    </style:style>
    <style:style style:name="Table1.B" style:family="table-column">
      <style:table-column-properties style:column-width="10.769cm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3.046cm" style:rel-column-width="13363*"/>
    </style:style>
    <style:style style:name="Table8.B" style:family="table-column">
      <style:table-column-properties style:column-width="11.892cm" style:rel-column-width="52172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38cm" fo:margin-left="1.307cm" fo:margin-right="1.344cm" table:align="margins"/>
    </style:style>
    <style:style style:name="Table7.A" style:family="table-column">
      <style:table-column-properties style:column-width="4.26cm" style:rel-column-width="18687*"/>
    </style:style>
    <style:style style:name="Table7.B" style:family="table-column">
      <style:table-column-properties style:column-width="10.679cm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38cm" fo:margin-left="1.307cm" fo:margin-right="1.344cm" table:align="margins"/>
    </style:style>
    <style:style style:name="Table9.A" style:family="table-column">
      <style:table-column-properties style:column-width="4.26cm" style:rel-column-width="18687*"/>
    </style:style>
    <style:style style:name="Table9.B" style:family="table-column">
      <style:table-column-properties style:column-width="10.679cm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5" style:family="paragraph" style:parent-style-name="Method_20_Indent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6" style:family="paragraph" style:parent-style-name="Method_20_Code_20_Listing">
      <style:text-properties fo:color="#000080"/>
    </style:style>
    <style:style style:name="P7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0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6" style:family="paragraph" style:parent-style-name="Method_20_Body">
      <style:text-properties fo:font-weight="bold" style:font-weight-asian="bold" style:font-weight-complex="bold"/>
    </style:style>
    <style:style style:name="P17" style:family="paragraph" style:parent-style-name="Method_20_Table_20_Description">
      <style:text-properties fo:font-size="11pt" style:font-size-asian="11pt" style:font-size-complex="11pt"/>
    </style:style>
    <style:style style:name="P18" style:family="paragraph" style:parent-style-name="Code_20_Listing">
      <style:paragraph-properties fo:break-before="page"/>
      <style:text-properties fo:color="#000080"/>
    </style:style>
    <style:style style:name="P19" style:family="paragraph" style:parent-style-name="Code_20_Listing">
      <style:text-properties fo:color="#000080"/>
    </style:style>
    <style:style style:name="P20" style:family="paragraph" style:parent-style-name="Method_20_Body">
      <style:paragraph-properties fo:margin-left="1.251cm" fo:margin-right="0cm" fo:text-indent="0cm" style:auto-text-indent="false"/>
    </style:style>
    <style:style style:name="P21" style:family="paragraph" style:parent-style-name="Method_20_Body">
      <style:paragraph-properties fo:margin-left="2.501cm" fo:margin-right="0cm" fo:text-indent="0cm" style:auto-text-indent="false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Method_20_Title">
      <style:paragraph-properties fo:break-before="page"/>
    </style:style>
    <style:style style:name="P24" style:family="paragraph" style:parent-style-name="Coding_20_Title">
      <style:paragraph-properties fo:break-before="page"/>
    </style:style>
    <style:style style:name="P25" style:family="paragraph" style:parent-style-name="Criteria_20_Body" style:list-style-name="L1"/>
    <style:style style:name="P26" style:family="paragraph" style:parent-style-name="Criteria_20_Body" style:list-style-name="L2"/>
    <style:style style:name="P27" style:family="paragraph" style:parent-style-name="Method_20_Body" style:list-style-name="L3"/>
    <style:style style:name="P28" style:family="paragraph" style:parent-style-name="Method_20_Body" style:list-style-name="L4"/>
    <style:style style:name="P29" style:family="paragraph" style:parent-style-name="Method_20_Body" style:list-style-name="L5"/>
    <style:style style:name="P30" style:family="paragraph" style:parent-style-name="Method_20_Body" style:list-style-name="L6"/>
    <style:style style:name="P31" style:family="paragraph" style:parent-style-name="Method_20_Body" style:list-style-name="L7"/>
    <style:style style:name="P32" style:family="paragraph" style:parent-style-name="Method_20_Body" style:list-style-name="L8"/>
    <style:style style:name="P33" style:family="paragraph" style:parent-style-name="Method_20_Body" style:list-style-name="L9"/>
    <style:style style:name="P34" style:family="paragraph" style:parent-style-name="Method_20_Body" style:list-style-name="L10"/>
    <style:style style:name="P35" style:family="paragraph" style:parent-style-name="Method_20_Body" style:list-style-name="L11"/>
    <style:style style:name="P36" style:family="paragraph" style:parent-style-name="Method_20_Body" style:list-style-name="L12"/>
    <style:style style:name="P37" style:family="paragraph" style:parent-style-name="Method_20_Body" style:list-style-name="L9">
      <style:paragraph-properties fo:margin-left="0cm" fo:margin-right="0cm" fo:text-indent="-0.635cm" style:auto-text-indent="false"/>
    </style:style>
    <style:style style:name="P38" style:family="paragraph" style:parent-style-name="Standard" style:list-style-name="L1"/>
    <style:style style:name="P39" style:family="paragraph" style:parent-style-name="Class_20_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style:font-name-asian="Monospace" style:font-name-complex="Monospace"/>
    </style:style>
    <style:style style:name="T5" style:family="text">
      <style:text-properties fo:color="#000000"/>
    </style:style>
    <style:style style:name="T6" style:family="text">
      <style:text-properties fo:color="#000080"/>
    </style:style>
    <style:style style:name="T7" style:family="text">
      <style:text-properties fo:color="#00ae00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style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Factory</text:h>
      <text:p text:style-name="Class_20_Description"/>
      <text:p text:style-name="Class_20_Description">The Factory class provides a base-class for <text:span text:style-name="Class_20_Variables">Library Factory</text:span> classes to extend.</text:p>
      <text:p text:style-name="Class_20_Description"/>
      <text:h text:style-name="Criteria_20_Title" text:outline-level="2">Design criteria and considerations</text:h>
      <text:p text:style-name="Criteria_20_Body"/>
      <text:list xml:id="list2171319254" text:style-name="L1">
        <text:list-item>
          <text:p text:style-name="P25">The <text:span text:style-name="Class_20_Variables">Factory</text:span> class is dependent upon the following classes:</text:p>
        </text:list-item>
      </text:list>
      <text:list xml:id="list290766145" text:style-name="L2">
        <text:list-item>
          <text:p text:style-name="P26"><text:span text:style-name="Class_20_Variables">Factory\Exception</text:span> - to throw an exception in case of a serious error condition;</text:p>
        </text:list-item>
        <text:list-item>
          <text:p text:style-name="P26"><text:span text:style-name="Class_20_Variables">Factory\InstantiateClass</text:span> – to instantiate the selected class;</text:p>
        </text:list-item>
        <text:list-item>
          <text:p text:style-name="P26"><text:span text:style-name="Class_20_Variables">Error</text:span> – to provide codes and messages for the Exception class;</text:p>
        </text:list-item>
      </text:list>
      <text:list xml:id="list1378745316" text:continue-list="list2171319254" text:style-name="L1">
        <text:list-item>
          <text:p text:style-name="P25">The <text:span text:style-name="Class_20_Variables">Factory</text:span> class is a base-class and is designed to be extended. <text:s/>Normally, it will only be called by the extending class;</text:p>
        </text:list-item>
        <text:list-item>
          <text:p text:style-name="P25">The <text:span text:style-name="Class_20_Variables">Factory</text:span> class extends the functionality of the <text:span text:style-name="Class_20_Variables">Factory\InstantiateClass</text:span> class to load or instantiate the target class;</text:p>
        </text:list-item>
        <text:list-item>
          <text:p text:style-name="P38">The <text:span text:style-name="Class_20_Variables">Factory</text:span> class uses the <text:span text:style-name="Class_20_Variables">Library</text:span> namespace.</text:p>
        </text:list-item>
      </text:list>
      <text:p text:style-name="Criteria_20_Body"/>
      <text:h text:style-name="P22" text:outline-level="4">Class Properties</text:h>
      <text:h text:style-name="Method_20_Listing_20_Title" text:outline-level="4"/>
      <text:p text:style-name="Method_20_Body">The <text:span text:style-name="T1">Factory</text:span> class contains the following class variables (properti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9">Properties</text:p>
          </table:table-cell>
          <table:table-cell table:style-name="MethodTable.B1" office:value-type="string">
            <text:p text:style-name="P9">Description</text:p>
          </table:table-cell>
        </table:table-row>
        <table:table-row>
          <table:table-cell table:style-name="MethodTable.A2" office:value-type="string">
            <text:p text:style-name="P12">$classes</text:p>
          </table:table-cell>
          <table:table-cell table:style-name="MethodTable.B2" office:value-type="string">
            <text:p text:style-name="P2"><text:span text:style-name="T4">Array containing the class key to class name mapping</text:span>.</text:p>
          </table:table-cell>
        </table:table-row>
        <table:table-row>
          <table:table-cell table:style-name="MethodTable.A2" office:value-type="string">
            <text:p text:style-name="P12">$key</text:p>
          </table:table-cell>
          <table:table-cell table:style-name="MethodTable.B2" office:value-type="string">
            <text:p text:style-name="P3">The key of the class (being) selected</text:p>
          </table:table-cell>
        </table:table-row>
      </table:table>
      <text:p text:style-name="Method_20_Body"/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1">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Method</text:p>
          </table:table-cell>
          <table:table-cell table:style-name="Table3.B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10"><text:a xlink:type="simple" xlink:href="#construct"><text:span text:style-name="T2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11"><text:a xlink:type="simple" xlink:href="#key">key</text:a></text:p>
          </table:table-cell>
          <table:table-cell table:style-name="Table3.B2" office:value-type="string">
            <text:p text:style-name="Method_20_Table_20_Description"><text:span text:style-name="T3">Get or set the key</text:span>.</text:p>
          </table:table-cell>
        </table:table-row>
        <table:table-row>
          <table:table-cell table:style-name="Table3.A2" office:value-type="string">
            <text:p text:style-name="P11"><text:a xlink:type="simple" xlink:href="#className">className</text:a></text:p>
          </table:table-cell>
          <table:table-cell table:style-name="Table3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3.A2" office:value-type="string">
            <text:p text:style-name="P11"><text:a xlink:type="simple" xlink:href="#availableClasses">availableClasses</text:a></text:p>
          </table:table-cell>
          <table:table-cell table:style-name="Table3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3.A2" office:value-type="string">
            <text:p text:style-name="P11"><text:a xlink:type="simple" xlink:href="#availiableKeys">availableKeys</text:a></text:p>
          </table:table-cell>
          <table:table-cell table:style-name="Table3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3.A2" office:value-type="string">
            <text:p text:style-name="P11"><text:a xlink:type="simple" xlink:href="#classAvailable">classAvailable</text:a></text:p>
          </table:table-cell>
          <table:table-cell table:style-name="Table3.B2" office:value-type="string">
            <text:p text:style-name="Method_20_Table_20_Description">Check for class name available.</text:p>
          </table:table-cell>
        </table:table-row>
        <table:table-row>
          <table:table-cell table:style-name="Table3.A2" office:value-type="string">
            <text:p text:style-name="P11"><text:a xlink:type="simple" xlink:href="#availableClassName">availableClassName</text:a></text:p>
          </table:table-cell>
          <table:table-cell table:style-name="Table3.B2" office:value-type="string">
            <text:p text:style-name="Method_20_Table_20_Description">Get class name from class key.</text:p>
          </table:table-cell>
        </table:table-row>
        <table:table-row>
          <table:table-cell table:style-name="Table3.A2" office:value-type="string">
            <text:p text:style-name="P11"><text:a xlink:type="simple" xlink:href="#classNameAvailable">classNameAvailable</text:a></text:p>
          </table:table-cell>
          <table:table-cell table:style-name="Table3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3.A2" office:value-type="string">
            <text:p text:style-name="P11"><text:a xlink:type="simple" xlink:href="#clearClass">clearClass</text:a></text:p>
          </table:table-cell>
          <table:table-cell table:style-name="Table3.B2" office:value-type="string">
            <text:p text:style-name="Method_20_Table_20_Description">Clear the class vector.</text:p>
          </table:table-cell>
        </table:table-row>
        <table:table-row>
          <table:table-cell table:style-name="Table3.A2" office:value-type="string">
            <text:p text:style-name="P11"><text:a xlink:type="simple" xlink:href="#addClasses"><text:span text:style-name="T7">addClasses</text:span></text:a></text:p>
          </table:table-cell>
          <table:table-cell table:style-name="Table3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3.A2" office:value-type="string">
            <text:p text:style-name="P11"><text:a xlink:type="simple" xlink:href="#newClasses"><text:span text:style-name="T7">newClasses</text:span></text:a></text:p>
          </table:table-cell>
          <table:table-cell table:style-name="Table3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3.A2" office:value-type="string">
            <text:p text:style-name="P11"><text:a xlink:type="simple" xlink:href="#clearClasses"><text:span text:style-name="T7">clearClasses</text:span></text:a></text:p>
          </table:table-cell>
          <table:table-cell table:style-name="Table3.B2" office:value-type="string">
            <text:p text:style-name="Method_20_Table_20_Description">Replace current class names with an empty array.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Factory</text:span> class extends the <text:span text:style-name="Class_20_Variables">Factory\InstantiateClass</text:span> class and inherits the following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Method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1" office:value-type="string">
            <text:p text:style-name="P13">$className</text:p>
          </table:table-cell>
          <table:table-cell table:style-name="Table2.B2" office:value-type="string">
            <text:p text:style-name="P17">Name of the class</text:p>
          </table:table-cell>
        </table:table-row>
        <table:table-row>
          <table:table-cell table:style-name="Table2.A3" office:value-type="string">
            <text:p text:style-name="P13">$class</text:p>
          </table:table-cell>
          <table:table-cell table:style-name="Table2.B3" office:value-type="string">
            <text:p text:style-name="P17">Instantiate class object</text:p>
          </table:table-cell>
        </table:table-row>
      </table:table>
      <text:p text:style-name="Standard"/>
      <text:p text:style-name="P15"/>
      <text:h text:style-name="P22" text:outline-level="4">Inherited Class Methods</text:h>
      <text:p text:style-name="Method_20_Body"/>
      <text:p text:style-name="Method_20_Body">The <text:span text:style-name="Class_20_Variables">Factory</text:span> class extends the <text:span text:style-name="Class_20_Variables">Factory\InstantiateClass</text:span> class and inherit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Method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1" office:value-type="string">
            <text:p text:style-name="P11">__construct</text:p>
          </table:table-cell>
          <table:table-cell table:style-name="Table1.B2" office:value-type="string">
            <text:p text:style-name="P17">Class constructor</text:p>
          </table:table-cell>
        </table:table-row>
        <table:table-row>
          <table:table-cell table:style-name="Table1.A3" office:value-type="string">
            <text:p text:style-name="P11">instantiate</text:p>
          </table:table-cell>
          <table:table-cell table:style-name="Table1.B3" office:value-type="string">
            <text:p text:style-name="P17">Instantiate the requested class with arguments</text:p>
          </table:table-cell>
        </table:table-row>
        <table:table-row>
          <table:table-cell table:style-name="Table1.A3" office:value-type="string">
            <text:p text:style-name="P11">instantiateArgs</text:p>
          </table:table-cell>
          <table:table-cell table:style-name="Table1.B3" office:value-type="string">
            <text:p text:style-name="P17">Instantiate the requested class with arguments</text:p>
          </table:table-cell>
        </table:table-row>
        <table:table-row>
          <table:table-cell table:style-name="Table1.A3" office:value-type="string">
            <text:p text:style-name="P11">classInstance</text:p>
          </table:table-cell>
          <table:table-cell table:style-name="Table1.B3" office:value-type="string">
            <text:p text:style-name="P17">Return the instance object of <text:span text:style-name="Class_20_Variables">$className</text:span></text:p>
          </table:table-cell>
        </table:table-row>
        <table:table-row>
          <table:table-cell table:style-name="Table1.A3" office:value-type="string">
            <text:p text:style-name="P11">className</text:p>
          </table:table-cell>
          <table:table-cell table:style-name="Table1.B3" office:value-type="string">
            <text:p text:style-name="P17">Get or set the<text:span text:style-name="Class_20_Variables"> $className</text:span></text:p>
          </table:table-cell>
        </table:table-row>
      </table:table>
      <text:p text:style-name="Standard"/>
      <text:p text:style-name="P15"/>
      <text:p text:style-name="P15"/>
      <text:h text:style-name="P22" text:outline-level="4"><text:bookmark-start text:name="construct"/>__construct<text:bookmark-end text:name="construct"/></text:h>
      <text:p text:style-name="Method_20_Body"/>
      <text:p text:style-name="Method_20_Body">The class constructor calls the parent constructor to initialize the parent class, then initializes the local class variables.</text:p>
      <text:p text:style-name="Method_20_Body"/>
      <text:p text:style-name="P16">Abstract</text:p>
      <text:list xml:id="list1728654186" text:style-name="L3">
        <text:list-item>
          <text:p text:style-name="P27">Accept the parameter classes as an array of class keys to class names mapping;</text:p>
        </text:list-item>
        <text:list-item>
          <text:p text:style-name="P27">Extend the Library\Factory class to provide additional functionality;</text:p>
        </text:list-item>
        <text:list-item>
          <text:p text:style-name="P27">Call the Library\Factory constructor to initialize the parent (extended) class;</text:p>
        </text:list-item>
        <text:list-item>
          <text:p text:style-name="P27">Store the classes parameter in the classes class variable;</text:p>
        </text:list-item>
        <text:list-item>
          <text:p text:style-name="P27">Set the key class variable to an empty string;</text:p>
        </text:list-item>
        <text:list-item>
          <text:p text:style-name="P27">Exit.</text:p>
          <text:p text:style-name="P27"/>
        </text:list-item>
      </text:list>
      <text:p text:style-name="P16">Implementation</text:p>
      <text:p text:style-name="Method_20_Body"/>
      <text:p text:style-name="P6">/**</text:p>
      <text:p text:style-name="P6"><text:s/>* __construct</text:p>
      <text:p text:style-name="P6"><text:s/>*</text:p>
      <text:p text:style-name="P6"><text:s/>* Class constructor</text:p>
      <text:p text:style-name="P8"><text:s/>* <text:span text:style-name="T1">@param</text:span> array $classes = associative array of class keys to class names mapping</text:p>
      <text:p text:style-name="P6"><text:s/>* <text:span text:style-name="T1">@return</text:span> Factory $class</text:p>
      <text:p text:style-name="P6"><text:s/>* <text:span text:style-name="T1">@throws</text:span> \Library\Factory\Exception</text:p>
      <text:p text:style-name="P6"><text:s/>*/</text:p>
      <text:p text:style-name="P6">public function __construct($classes)</text:p>
      <text:p text:style-name="P6">{</text:p>
      <text:p text:style-name="P6"><text:tab/>if (! is_array($classes))</text:p>
      <text:p text:style-name="P6"><text:tab/>{</text:p>
      <text:p text:style-name="P6"><text:tab/><text:tab/>throw new Exception(Error::code('ArrayVariableExpected'));</text:p>
      <text:p text:style-name="P6"><text:tab/>}</text:p>
      <text:p text:style-name="P6"/>
      <text:p text:style-name="P6"><text:tab/>parent::__construct();</text:p>
      <text:p text:style-name="P6"/>
      <text:p text:style-name="P6"><text:tab/>$this-&gt;classes = $classes;</text:p>
      <text:p text:style-name="P6"><text:tab/>$this-&gt;key = ''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__construct</text:span> class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Properties</text:p>
          </table:table-cell>
          <table:table-cell table:style-name="Table8.B1" office:value-type="string">
            <text:p text:style-name="P9">Description</text:p>
          </table:table-cell>
        </table:table-row>
        <table:table-row>
          <table:table-cell table:style-name="Table8.A2" office:value-type="string">
            <text:p text:style-name="P14">$classes</text:p>
          </table:table-cell>
          <table:table-cell table:style-name="Table8.B2" office:value-type="string">
            <text:p text:style-name="P2"><text:span text:style-name="T4">Array containing the class key to class name mapping</text:span>.</text:p>
          </table:table-cell>
        </table:table-row>
      </table:table>
      <text:p text:style-name="Method_20_Body"/>
      <text:p text:style-name="Method_20_Body">If the <text:span text:style-name="Class_20_Variables">$classes</text:span> parameter is not an array, or is empty, a <text:span text:style-name="Class_20_Variables">Factory\Exception</text:span> is thrown.</text:p>
      <text:p text:style-name="Method_20_Body"/>
      <text:p text:style-name="Method_20_Body">The parent constructor (<text:span text:style-name="Class_20_Variables">Library\InstantiateClass::__construct</text:span>) is called to initialize the parent class variables, then the <text:span text:style-name="Class_20_Variables">$classes</text:span> parameter is assigned to the <text:span text:style-name="Class_20_Variables">$classes</text:span> class array.</text:p>
      <text:p text:style-name="Method_20_Body"/>
      <text:p text:style-name="Method_20_Body">The <text:span text:style-name="Class_20_Variables">$key</text:span> class variable is set to an empty string.</text:p>
      <text:p text:style-name="Method_20_Body"/>
      <text:h text:style-name="P23" text:outline-level="5"><text:bookmark-start text:name="key"/>key<text:bookmark-end text:name="key"/></text:h>
      <text:p text:style-name="Method_20_Body"/>
      <text:p text:style-name="Method_20_Body">(Sets) and returns the key to look-up.</text:p>
      <text:p text:style-name="Method_20_Body"/>
      <text:p text:style-name="P16">Algorithm</text:p>
      <text:list xml:id="list1749133627" text:style-name="L4">
        <text:list-item>
          <text:p text:style-name="P28">Accept the optional parameter <text:span text:style-name="Class_20_Variables">key</text:span> as the class key;</text:p>
        </text:list-item>
        <text:list-item>
          <text:p text:style-name="P28">If the <text:span text:style-name="Class_20_Variables">key</text:span> parameter is not provided, goto step 5;</text:p>
        </text:list-item>
        <text:list-item>
          <text:p text:style-name="P28">If the <text:span text:style-name="Class_20_Variables">key</text:span> is an array, copy the first array element into the <text:span text:style-name="Class_20_Variables">key</text:span> parameter;</text:p>
        </text:list-item>
        <text:list-item>
          <text:p text:style-name="P28">Set the <text:span text:style-name="Class_20_Variables">key</text:span> class variable to the <text:span text:style-name="Class_20_Variables">key</text:span> parameter;</text:p>
        </text:list-item>
        <text:list-item>
          <text:p text:style-name="P28">Return the <text:span text:style-name="Class_20_Variables">key</text:span> class variable.</text:p>
          <text:p text:style-name="P28"/>
        </text:list-item>
      </text:list>
      <text:p text:style-name="P16">Implementation</text:p>
      <text:p text:style-name="Method_20_Body"/>
      <text:p text:style-name="P6">/**</text:p>
      <text:p text:style-name="P6"><text:s/>* key.</text:p>
      <text:p text:style-name="P6"><text:s/>*</text:p>
      <text:p text:style-name="P6"><text:s/>* get/set the class key.</text:p>
      <text:p text:style-name="P6"><text:s/>* <text:span text:style-name="T1">@param</text:span> string $key = (optional) class key, null to query.</text:p>
      <text:p text:style-name="P6"><text:s/>* <text:span text:style-name="T1">@return</text:span> string $key = current class key.</text:p>
      <text:p text:style-name="P6"><text:s/>*/</text:p>
      <text:p text:style-name="P6">public function key($key=null)</text:p>
      <text:p text:style-name="P6">{</text:p>
      <text:p text:style-name="P6"><text:tab/>if ($key != null)</text:p>
      <text:p text:style-name="P6"><text:tab/>{</text:p>
      <text:p text:style-name="P6"><text:tab/><text:tab/>if (is_array($key))</text:p>
      <text:p text:style-name="P6"><text:tab/><text:tab/>{</text:p>
      <text:p text:style-name="P6"><text:tab/><text:tab/><text:tab/>$key = $key[0];</text:p>
      <text:p text:style-name="P6"><text:tab/><text:tab/>}</text:p>
      <text:p text:style-name="P6"/>
      <text:p text:style-name="P6"><text:tab/><text:tab/>$this-&gt;key = $key;</text:p>
      <text:p text:style-name="P6"><text:tab/>}</text:p>
      <text:p text:style-name="P6"/>
      <text:p text:style-name="P6"><text:tab/>return $this-&gt;key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key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Properties</text:p>
          </table:table-cell>
          <table:table-cell table:style-name="Table11.B1" office:value-type="string">
            <text:p text:style-name="P9">Description</text:p>
          </table:table-cell>
        </table:table-row>
        <table:table-row>
          <table:table-cell table:style-name="Table11.A2" office:value-type="string">
            <text:p text:style-name="P14">$classes</text:p>
          </table:table-cell>
          <table:table-cell table:style-name="Table11.B2" office:value-type="string">
            <text:p text:style-name="P5">An array containing new class key/class name pairs to add.</text:p>
          </table:table-cell>
        </table:table-row>
      </table:table>
      <text:p text:style-name="Method_20_Body"/>
      <text:p text:style-name="Method_20_Body">If the <text:span text:style-name="Class_20_Variables">$key</text:span> parameter is not null,</text:p>
      <text:p text:style-name="Method_20_Body"/>
      <text:p text:style-name="P20">The <text:span text:style-name="T1">PHP</text:span> <text:span text:style-name="T1">is_array</text:span> function is passed the <text:span text:style-name="Class_20_Variables">$key </text:span>parameter. <text:s/>If a true is returned,</text:p>
      <text:p text:style-name="P20"/>
      <text:p text:style-name="P21">The <text:span text:style-name="Class_20_Variables">$key</text:span> parameter is assigned the first entry in the <text:span text:style-name="Class_20_Variables">$key</text:span> parameter array (<text:span text:style-name="Class_20_Variables">$key[0]</text:span>);</text:p>
      <text:p text:style-name="P21"/>
      <text:p text:style-name="P20">The <text:span text:style-name="Class_20_Variables">$key</text:span> class property is assigned the <text:span text:style-name="Class_20_Variables">$key</text:span> parameter.</text:p>
      <text:p text:style-name="P21"/>
      <text:p text:style-name="Method_20_Body">The <text:span text:style-name="Class_20_Variables">$key</text:span> class property is returned.</text:p>
      <text:h text:style-name="P23" text:outline-level="5"><text:bookmark-start text:name="className"/>className<text:bookmark-end text:name="className"/></text:h>
      <text:p text:style-name="Method_20_Body"/>
      <text:p text:style-name="Method_20_Body">Return the name of the associated class.</text:p>
      <text:p text:style-name="Method_20_Body"/>
      <text:p text:style-name="P16">Algorithm</text:p>
      <text:list xml:id="list1881082025" text:continue-list="list1749133627" text:style-name="L4">
        <text:list-item text:start-value="1">
          <text:p text:style-name="P28">Accept the optional parameter <text:span text:style-name="Class_20_Variables">key</text:span> as the class key;</text:p>
        </text:list-item>
        <text:list-item>
          <text:p text:style-name="P28">if the <text:span text:style-name="Class_20_Variables">key</text:span> parameter is not provided, goto step <text:span text:style-name="T1">6</text:span>;</text:p>
        </text:list-item>
        <text:list-item>
          <text:p text:style-name="P28">pass the <text:span text:style-name="Class_20_Variables">key</text:span> parameter to the <text:span text:style-name="Class_20_Variables">key</text:span> method and store the result in the key parameter;</text:p>
        </text:list-item>
        <text:list-item>
          <text:p text:style-name="P28">if the <text:span text:style-name="Class_20_Variables">key</text:span> parameter is null, goto step <text:span text:style-name="T1">6</text:span>;</text:p>
        </text:list-item>
        <text:list-item>
          <text:p text:style-name="P28">If the <text:span text:style-name="Class_20_Variables">key</text:span> parameter exists as a key in the <text:span text:style-name="Class_20_Variables">classes</text:span> class array, goto step <text:span text:style-name="T1">7</text:span>;</text:p>
        </text:list-item>
        <text:list-item>
          <text:p text:style-name="P28">throw an exception and exit;</text:p>
        </text:list-item>
        <text:list-item>
          <text:p text:style-name="P28">pass the <text:span text:style-name="Class_20_Variables">key</text:span> entry from the <text:span text:style-name="Class_20_Variables">classes</text:span> class array to the parent's <text:span text:style-name="Class_20_Variables">className</text:span> method and return the result.</text:p>
          <text:p text:style-name="P28"/>
        </text:list-item>
      </text:list>
      <text:p text:style-name="P16">Implementation</text:p>
      <text:p text:style-name="Method_20_Body"/>
      <text:p text:style-name="Method_20_Code_20_Listing"><text:span text:style-name="T5"><text:s/></text:span><text:span text:style-name="T6">/**</text:span></text:p>
      <text:p text:style-name="P6"><text:s text:c="2"/>* className.</text:p>
      <text:p text:style-name="P6"><text:s text:c="2"/>*</text:p>
      <text:p text:style-name="P6"><text:s text:c="2"/>* Return the name of the associated class, if one exists.</text:p>
      <text:p text:style-name="P6"><text:s text:c="2"/>* <text:span text:style-name="T1">@param</text:span> string $key = (optional) class key to select</text:p>
      <text:p text:style-name="P6"><text:s text:c="2"/>* <text:span text:style-name="T1">@return</text:span> string $className = name of the class</text:p>
      <text:p text:style-name="P6"><text:s text:c="2"/>* <text:span text:style-name="T1">@throws</text:span> Factory\Exception</text:p>
      <text:p text:style-name="P6"><text:s text:c="2"/>*/</text:p>
      <text:p text:style-name="P6">public function className($key=null)</text:p>
      <text:p text:style-name="P6">{</text:p>
      <text:p text:style-name="P6"><text:tab/>if ((! $key = $this-&gt;key($key)) || </text:p>
      <text:p text:style-name="P6"><text:tab/> <text:s text:c="3"/>(! array_key_exists($key, $this-&gt;classes)))</text:p>
      <text:p text:style-name="P6"><text:tab/>{</text:p>
      <text:p text:style-name="P6"><text:tab/><text:tab/>throw new Exception(Error::code('MissingClassName'));</text:p>
      <text:p text:style-name="P6"><text:tab/>}</text:p>
      <text:p text:style-name="P6"/>
      <text:p text:style-name="P6"><text:tab/>return parent::className($this-&gt;classes[$key])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T1">className</text:span> method expect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roperties</text:p>
          </table:table-cell>
          <table:table-cell table:style-name="Table4.B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4">$key</text:p>
          </table:table-cell>
          <table:table-cell table:style-name="Table4.B2" office:value-type="string">
            <text:p text:style-name="P2"><text:span text:style-name="T4">Class key to select</text:span>.</text:p>
          </table:table-cell>
        </table:table-row>
      </table:table>
      <text:p text:style-name="Method_20_Body"/>
      <text:p text:style-name="Method_20_Body">The <text:span text:style-name="Class_20_Variables">$key</text:span> parameter is passed to the <text:span text:style-name="Class_20_Variables">key</text:span> method, and the current key is returned in <text:span text:style-name="Class_20_Variables">$key</text:span>. <text:s/></text:p>
      <text:p text:style-name="Method_20_Body"/>
      <text:p text:style-name="Method_20_Body">If the <text:span text:style-name="Class_20_Variables">$key</text:span> parameter is null, a <text:span text:style-name="Class_20_Variables">Factory\Exception</text:span> is thrown.</text:p>
      <text:p text:style-name="Method_20_Body"/>
      <text:p text:style-name="Method_20_Body">The associated class name is returned from the <text:span text:style-name="Class_20_Variables">$classes</text:span> class array.</text:p>
      <text:p text:style-name="Method_20_Body"/>
      <text:h text:style-name="P23" text:outline-level="5"><text:bookmark-start text:name="availableClasses"/>availableClasses<text:bookmark-end text:name="availableClasses"/></text:h>
      <text:p text:style-name="Method_20_Body"/>
      <text:p text:style-name="Method_20_Body">Returns an associative array of class keys and associated class names.</text:p>
      <text:p text:style-name="Method_20_Body"/>
      <text:p text:style-name="P16">Algorithm</text:p>
      <text:list xml:id="list1605796368" text:style-name="L5">
        <text:list-item>
          <text:p text:style-name="P29">Return the <text:span text:style-name="Class_20_Variables">classes</text:span> class array.</text:p>
          <text:p text:style-name="P29"/>
        </text:list-item>
      </text:list>
      <text:p text:style-name="P16">Implementation</text:p>
      <text:p text:style-name="Method_20_Body"/>
      <text:p text:style-name="P6">/**</text:p>
      <text:p text:style-name="P6"><text:s/>* availableClasses.</text:p>
      <text:p text:style-name="P6"><text:s/>*</text:p>
      <text:p text:style-name="P6"><text:s/>* get an associative array with the keys and associated class names.</text:p>
      <text:p text:style-name="P6"><text:s/>* <text:span text:style-name="T1">@return</text:span> array $classes</text:p>
      <text:p text:style-name="P6"><text:s/>*/</text:p>
      <text:p text:style-name="P6">public function availableClasses()</text:p>
      <text:p text:style-name="P6">{</text:p>
      <text:p text:style-name="P6"><text:tab/>return $this-&gt;classes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$classes</text:span> class property is returned.</text:p>
      <text:p text:style-name="Method_20_Body"/>
      <text:h text:style-name="P23" text:outline-level="5"><text:bookmark-start text:name="availiableKeys"/>availableKeys<text:bookmark-end text:name="availiableKeys"/></text:h>
      <text:p text:style-name="Method_20_Body"/>
      <text:p text:style-name="Method_20_Body">Return an array containing the keys from the <text:span text:style-name="Class_20_Variables">$classes</text:span> array.</text:p>
      <text:p text:style-name="Method_20_Body"/>
      <text:p text:style-name="P16">Algorithm</text:p>
      <text:list xml:id="list886370893" text:style-name="L6">
        <text:list-item>
          <text:p text:style-name="P30">Create an array of all of the key names in the <text:span text:style-name="Class_20_Variables">classes</text:span> class array;</text:p>
        </text:list-item>
        <text:list-item>
          <text:p text:style-name="P30">Return the created array.</text:p>
          <text:p text:style-name="P30"/>
        </text:list-item>
      </text:list>
      <text:p text:style-name="P16">Implementation</text:p>
      <text:p text:style-name="Method_20_Body"/>
      <text:p text:style-name="P6">/**</text:p>
      <text:p text:style-name="P6"><text:s/>* availableKeys</text:p>
      <text:p text:style-name="P6"><text:s/>*</text:p>
      <text:p text:style-name="P6"><text:s/>* get the keys from the classes array</text:p>
      <text:p text:style-name="P6"><text:s/>* <text:span text:style-name="T1">@return</text:span> array $keys</text:p>
      <text:p text:style-name="P6"><text:s/>*/</text:p>
      <text:p text:style-name="P6">public function availableKeys()</text:p>
      <text:p text:style-name="P6">{</text:p>
      <text:p text:style-name="P6"><text:tab/>return array_keys($this-&gt;classes)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T1">PHP array_keys</text:span> function is passed the <text:span text:style-name="Class_20_Variables">$classes</text:span> class property and the resulting array of key names is returned.</text:p>
      <text:p text:style-name="Method_20_Body"/>
      <text:h text:style-name="P23" text:outline-level="5"><text:bookmark-start text:name="classAvailable"/>classAvailable<text:bookmark-end text:name="classAvailable"/></text:h>
      <text:p text:style-name="Method_20_Body"/>
      <text:p text:style-name="Method_20_Body">Returns true if the requested key is in the <text:span text:style-name="Class_20_Variables">$classes</text:span> class array.</text:p>
      <text:p text:style-name="Method_20_Body"/>
      <text:p text:style-name="P16">Algorithm</text:p>
      <text:list xml:id="list1829011978" text:style-name="L7">
        <text:list-item>
          <text:p text:style-name="P31">Accept the parameter <text:span text:style-name="Class_20_Variables">key</text:span> as the class key to check;</text:p>
        </text:list-item>
        <text:list-item>
          <text:p text:style-name="P31">if the <text:span text:style-name="Class_20_Variables">key</text:span> parameter exists in the <text:span text:style-name="Class_20_Variables"><text:span text:style-name="T9">classes</text:span></text:span><text:span text:style-name="Class_20_Variables"><text:span text:style-name="T8"> </text:span></text:span>class array, return true;</text:p>
        </text:list-item>
        <text:list-item>
          <text:p text:style-name="P31">return false.</text:p>
          <text:p text:style-name="P31"/>
        </text:list-item>
      </text:list>
      <text:p text:style-name="P16">Implementation</text:p>
      <text:p text:style-name="Method_20_Body"/>
      <text:p text:style-name="P6">/**</text:p>
      <text:p text:style-name="P6"><text:s/>* classAvailable.</text:p>
      <text:p text:style-name="P6"><text:s/>*</text:p>
      <text:p text:style-name="P6"><text:s/>* Returns true if the requested class key is available.</text:p>
      <text:p text:style-name="P6"><text:s/>* <text:span text:style-name="T1">@param</text:span> string $key = internal class key of the class to check for.</text:p>
      <text:p text:style-name="P6"><text:s/>* <text:span text:style-name="T1">@return</text:span> boolean true = available, false = not supported.</text:p>
      <text:p text:style-name="P6"><text:s/>*/</text:p>
      <text:p text:style-name="P6">public function classAvailable($key)</text:p>
      <text:p text:style-name="P6">{</text:p>
      <text:p text:style-name="P6"><text:tab/>return array_key_exists($key, $this-&gt;classes)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classAvailable</text:span> class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Properties</text:p>
          </table:table-cell>
          <table:table-cell table:style-name="Table5.B1" office:value-type="string">
            <text:p text:style-name="P9">Description</text:p>
          </table:table-cell>
        </table:table-row>
        <table:table-row>
          <table:table-cell table:style-name="Table5.A2" office:value-type="string">
            <text:p text:style-name="P14">$key</text:p>
          </table:table-cell>
          <table:table-cell table:style-name="Table5.B2" office:value-type="string">
            <text:p text:style-name="P2"><text:span text:style-name="T4">The class key to check</text:span>.</text:p>
          </table:table-cell>
        </table:table-row>
      </table:table>
      <text:p text:style-name="Method_20_Body"/>
      <text:p text:style-name="Method_20_Body">The <text:span text:style-name="T1">PHP array_key_exists</text:span> function is passed the <text:span text:style-name="Class_20_Variables">$key</text:span> parameter and the <text:span text:style-name="Class_20_Variables">$classes</text:span> class property and the result is returned.</text:p>
      <text:p text:style-name="Method_20_Body"/>
      <text:p text:style-name="Method_20_Body"/>
      <text:h text:style-name="P23" text:outline-level="5"><text:bookmark-start text:name="availableClassName"/>availableClassName<text:bookmark-end text:name="availableClassName"/></text:h>
      <text:p text:style-name="Method_20_Body"/>
      <text:p text:style-name="Method_20_Body">Get the class name of the requested key.</text:p>
      <text:p text:style-name="Method_20_Body"/>
      <text:p text:style-name="P16">Algorithm</text:p>
      <text:list xml:id="list442544212" text:style-name="L8">
        <text:list-item>
          <text:p text:style-name="P32">Accept the optional <text:span text:style-name="Class_20_Variables">key</text:span> parameter as the class key to look up;</text:p>
        </text:list-item>
        <text:list-item>
          <text:p text:style-name="P32">pass the<text:span text:style-name="Class_20_Variables"> key</text:span> parameter to the <text:span text:style-name="Class_20_Variables">key </text:span>method and store the result in the <text:span text:style-name="Class_20_Variables">key</text:span> parameter;</text:p>
        </text:list-item>
        <text:list-item>
          <text:p text:style-name="P32">if the <text:span text:style-name="Class_20_Variables">key</text:span> parameter is null, goto step <text:span text:style-name="T1">7</text:span>;</text:p>
        </text:list-item>
        <text:list-item>
          <text:p text:style-name="P32">pass the <text:span text:style-name="Class_20_Variables">key</text:span> parameter to the <text:span text:style-name="Class_20_Variables">classAvailable</text:span> method;</text:p>
        </text:list-item>
        <text:list-item>
          <text:p text:style-name="P32">if the <text:span text:style-name="Class_20_Variables">classAvailable</text:span> method returns a boolean false value, goto step <text:span text:style-name="T1">7</text:span>;</text:p>
        </text:list-item>
        <text:list-item>
          <text:p text:style-name="P32">return the value of the key parameter in the classes class array;</text:p>
        </text:list-item>
        <text:list-item>
          <text:p text:style-name="P32">return a boolean false value.</text:p>
          <text:p text:style-name="P32"/>
        </text:list-item>
      </text:list>
      <text:p text:style-name="P16">Implementation</text:p>
      <text:p text:style-name="Method_20_Body"/>
      <text:p text:style-name="P6">/**</text:p>
      <text:p text:style-name="P6"><text:s/>* availableClassName</text:p>
      <text:p text:style-name="P6"><text:s/>*</text:p>
      <text:p text:style-name="P6"><text:s/>* get the class name associated with the requested key</text:p>
      <text:p text:style-name="P6"><text:s/>* <text:span text:style-name="T1">@param</text:span> string $key = (optional) class key, default = current key</text:p>
      <text:p text:style-name="P6"><text:s/>* <text:span text:style-name="T1">@return</text:span> string $className = class name, false if not valid</text:p>
      <text:p text:style-name="P6"><text:s/>*/</text:p>
      <text:p text:style-name="P6">public function availableClassName($key=null)</text:p>
      <text:p text:style-name="P6">{</text:p>
      <text:p text:style-name="P6"><text:tab/>$key = $this-&gt;key($key);</text:p>
      <text:p text:style-name="P6"><text:tab/>if ($this-&gt;classAvailable($key))</text:p>
      <text:p text:style-name="P6"><text:tab/>{</text:p>
      <text:p text:style-name="P6"><text:tab/><text:tab/>return $this-&gt;classes[$key];</text:p>
      <text:p text:style-name="P6"><text:tab/>}</text:p>
      <text:p text:style-name="P6"/>
      <text:p text:style-name="P6"><text:tab/>return false;</text:p>
      <text:p text:style-name="P7">}</text:p>
      <text:p text:style-name="Method_20_Body"/>
      <text:p text:style-name="P16">Narrative</text:p>
      <text:p text:style-name="Method_20_Body"/>
      <text:p text:style-name="Method_20_Body">The <text:span text:style-name="Class_20_Variables">availableClassName</text:span> expects a single, optional class key to look-up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Properties</text:p>
          </table:table-cell>
          <table:table-cell table:style-name="Table6.B1" office:value-type="string">
            <text:p text:style-name="P9">Description</text:p>
          </table:table-cell>
        </table:table-row>
        <table:table-row>
          <table:table-cell table:style-name="Table6.A2" office:value-type="string">
            <text:p text:style-name="P14">$key</text:p>
          </table:table-cell>
          <table:table-cell table:style-name="Table6.B2" office:value-type="string">
            <text:p text:style-name="P2"><text:span text:style-name="T4">The class key to look-up</text:span>.</text:p>
          </table:table-cell>
        </table:table-row>
      </table:table>
      <text:p text:style-name="Method_20_Body"/>
      <text:p text:style-name="Method_20_Body">The <text:span text:style-name="Class_20_Variables">$key</text:span> parameter is passed to the <text:span text:style-name="Class_20_Variables">key</text:span> method and the current key is passed back to the <text:span text:style-name="Class_20_Variables">$key</text:span> parameter.</text:p>
      <text:p text:style-name="Method_20_Body"/>
      <text:p text:style-name="Method_20_Body">The <text:span text:style-name="Class_20_Variables">classAvailable</text:span> method is passed the <text:span text:style-name="Class_20_Variables">$key</text:span> parameter:</text:p>
      <text:p text:style-name="Method_20_Body"/>
      <text:list xml:id="list1457072673" text:style-name="L9">
        <text:list-item>
          <text:p text:style-name="P33">if the key exists, the associated class name is returned;</text:p>
        </text:list-item>
        <text:list-item>
          <text:p text:style-name="P33">if the key does not exist, a boolean <text:span text:style-name="Class_20_Variables">false</text:span> is returned. <text:s/></text:p>
          <text:p text:style-name="P37"/>
        </text:list-item>
      </text:list>
      <text:p text:style-name="Method_20_Body"/>
      <text:h text:style-name="P23" text:outline-level="5"><text:bookmark-start text:name="classNameAvailable"/>classNameAvailable<text:bookmark-end text:name="classNameAvailable"/></text:h>
      <text:p text:style-name="Method_20_Body"/>
      <text:p text:style-name="Method_20_Body">Returns true if the requested class name is available, false if not.</text:p>
      <text:p text:style-name="Method_20_Body"/>
      <text:p text:style-name="P16">Algorithm</text:p>
      <text:list xml:id="list1927009173" text:style-name="L10">
        <text:list-item>
          <text:p text:style-name="P34">Accept the parameter <text:span text:style-name="Class_20_Variables">name</text:span> as the name of the class to search for;</text:p>
        </text:list-item>
        <text:list-item>
          <text:p text:style-name="P34">search through the array entries for <text:span text:style-name="Class_20_Variables">name</text:span> as a value;</text:p>
        </text:list-item>
        <text:list-item>
          <text:p text:style-name="P34">if <text:span text:style-name="Class_20_Variables">name</text:span> is found in the <text:span text:style-name="Class_20_Variables">classes</text:span> class array, return true;</text:p>
        </text:list-item>
        <text:list-item>
          <text:p text:style-name="P34">return false.</text:p>
          <text:p text:style-name="P34"/>
        </text:list-item>
      </text:list>
      <text:p text:style-name="P16">Implementation</text:p>
      <text:p text:style-name="Method_20_Body"/>
      <text:p text:style-name="P6">/**</text:p>
      <text:p text:style-name="P6"><text:s/>* classNameAvailable.</text:p>
      <text:p text:style-name="P6"><text:s/>*</text:p>
      <text:p text:style-name="P6"><text:s/>* Returns true if the requested class name is available (supported), false if not.</text:p>
      <text:p text:style-name="P6"><text:s/>* <text:span text:style-name="T1">@param</text:span> string $name = name of the class to check for.</text:p>
      <text:p text:style-name="P6"><text:s/>* <text:span text:style-name="T1">@return</text:span> boolean true if supported, false = not supported.</text:p>
      <text:p text:style-name="P6"><text:s/>*/</text:p>
      <text:p text:style-name="P6">public function classNameAvailable($name)</text:p>
      <text:p text:style-name="P6">{</text:p>
      <text:p text:style-name="P6"><text:tab/>return array_search($name, $this-&gt;classes);</text:p>
      <text:p text:style-name="P7">}</text:p>
      <text:p text:style-name="Method_20_Body"/>
      <text:p text:style-name="P16">Narrative</text:p>
      <text:p text:style-name="Method_20_Body"/>
      <text:p text:style-name="Method_20_Body">The <text:span text:style-name="Class_20_Variables">classNameAvailable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Properties</text:p>
          </table:table-cell>
          <table:table-cell table:style-name="Table7.B1" office:value-type="string">
            <text:p text:style-name="P9">Description</text:p>
          </table:table-cell>
        </table:table-row>
        <table:table-row>
          <table:table-cell table:style-name="Table7.A2" office:value-type="string">
            <text:p text:style-name="P14">$name</text:p>
          </table:table-cell>
          <table:table-cell table:style-name="Table7.B2" office:value-type="string">
            <text:p text:style-name="P2"><text:span text:style-name="T4">The name of the class to search for</text:span>.</text:p>
          </table:table-cell>
        </table:table-row>
      </table:table>
      <text:p text:style-name="Method_20_Body"/>
      <text:p text:style-name="Method_20_Body">The <text:span text:style-name="Class_20_Variables">$name</text:span> parameter and the <text:span text:style-name="Class_20_Variables">$classes</text:span> class property are passed to the <text:span text:style-name="T1">PHP</text:span> <text:span text:style-name="T1">array_search</text:span> function, and the result (true if found, false if not found) is returned.</text:p>
      <text:p text:style-name="Method_20_Body"/>
      <text:p text:style-name="Method_20_Body"/>
      <text:p text:style-name="Method_20_Body"/>
      <text:h text:style-name="P23" text:outline-level="5"><text:bookmark-start text:name="clearClass"/>clearClass<text:bookmark-end text:name="clearClass"/></text:h>
      <text:p text:style-name="Method_20_Body"/>
      <text:p text:style-name="Method_20_Body">Clear the instantiated class variable (<text:span text:style-name="Class_20_Variables">$class</text:span>).</text:p>
      <text:p text:style-name="Method_20_Body"/>
      <text:p text:style-name="P16">Algorithm</text:p>
      <text:list xml:id="list346606333" text:style-name="L11">
        <text:list-item>
          <text:p text:style-name="P35">Delete the parent <text:span text:style-name="Class_20_Variables">class</text:span> variable.</text:p>
          <text:p text:style-name="P35"/>
        </text:list-item>
      </text:list>
      <text:p text:style-name="P16">Implementation</text:p>
      <text:p text:style-name="Method_20_Body"/>
      <text:p text:style-name="P6">/**</text:p>
      <text:p text:style-name="P6"><text:s/>* clearClass</text:p>
      <text:p text:style-name="P6"><text:s/>*</text:p>
      <text:p text:style-name="P6"><text:s/>* clear the class vector</text:p>
      <text:p text:style-name="P6"><text:s/>*/</text:p>
      <text:p text:style-name="P6">public function clearClass()</text:p>
      <text:p text:style-name="P6">{</text:p>
      <text:p text:style-name="P6"><text:tab/>if ($this-&gt;class)</text:p>
      <text:p text:style-name="P6"><text:tab/>{</text:p>
      <text:p text:style-name="P6"><text:tab/><text:tab/>unset($this-&gt;class);</text:p>
      <text:p text:style-name="P6"><text:tab/><text:tab/>$this-&gt;class = null;</text:p>
      <text:p text:style-name="P6"><text:tab/>}</text:p>
      <text:p text:style-name="P6">}</text:p>
      <text:p text:style-name="Method_20_Body"/>
      <text:p text:style-name="P16">Narrative</text:p>
      <text:p text:style-name="Method_20_Body"/>
      <text:p text:style-name="Method_20_Body">If the <text:span text:style-name="Class_20_Variables">$class</text:span> class property is set, it is unset to delete the current instance, and then set to null.</text:p>
      <text:p text:style-name="Method_20_Body"/>
      <text:p text:style-name="Method_20_Body"/>
      <text:h text:style-name="P23" text:outline-level="5"><text:bookmark-start text:name="addClasses"/>addClasses<text:bookmark-end text:name="addClasses"/></text:h>
      <text:p text:style-name="Method_20_Body"/>
      <text:p text:style-name="Method_20_Body">Add new class entries from the supplied associative array to the current classes array.</text:p>
      <text:p text:style-name="Method_20_Body"/>
      <text:p text:style-name="P16">Algorithm</text:p>
      <text:list xml:id="list142616152" text:continue-list="list1728654186" text:style-name="L3">
        <text:list-item text:start-value="1">
          <text:p text:style-name="P27">Accept the parameter <text:span text:style-name="Class_20_Variables">classes</text:span> as an array mapping class keys to class names;</text:p>
        </text:list-item>
        <text:list-item>
          <text:p text:style-name="P27">if <text:span text:style-name="Class_20_Variables">classes</text:span> is not array, goto step 4;</text:p>
        </text:list-item>
        <text:list-item>
          <text:p text:style-name="P27">if <text:span text:style-name="Class_20_Variables">classes</text:span> is not an empty array, goto step 5;</text:p>
        </text:list-item>
        <text:list-item>
          <text:p text:style-name="P27">return false result;</text:p>
        </text:list-item>
        <text:list-item>
          <text:p text:style-name="P27">append <text:span text:style-name="Class_20_Variables">classes</text:span> parameter to <text:span text:style-name="Class_20_Variables">classes</text:span> class property;</text:p>
        </text:list-item>
        <text:list-item>
          <text:p text:style-name="P27">exit.</text:p>
          <text:p text:style-name="P27"/>
        </text:list-item>
      </text:list>
      <text:p text:style-name="P16">Implementation</text:p>
      <text:p text:style-name="Method_20_Body"/>
      <text:p text:style-name="P6">/**</text:p>
      <text:p text:style-name="P6"><text:s/>* addClasses</text:p>
      <text:p text:style-name="P6"><text:s/>*</text:p>
      <text:p text:style-name="P6"><text:s/>* Add new class entries from the supplied array to the current classes array.</text:p>
      <text:p text:style-name="P6"><text:s/>* <text:span text:style-name="T1">@param</text:span> array $classes = an array containing class key / class name pairs.</text:p>
      <text:p text:style-name="P6"><text:s/>* <text:span text:style-name="T1">@throws</text:span> Factory\Exception</text:p>
      <text:p text:style-name="P6"><text:s/>*/</text:p>
      <text:p text:style-name="P6">protected function addClasses($classes)</text:p>
      <text:p text:style-name="P6">{</text:p>
      <text:p text:style-name="P6"><text:tab/>if ((! $classes) || (! is_array($classes)))</text:p>
      <text:p text:style-name="P6"><text:tab/>{</text:p>
      <text:p text:style-name="P6"><text:tab/><text:tab/>throw new Exception(Error::code('MissingParametersArray'));</text:p>
      <text:p text:style-name="P6"><text:tab/>}</text:p>
      <text:p text:style-name="P6"/>
      <text:p text:style-name="P6"><text:tab/>$this-&gt;classes = array_merge($this-&gt;classes, $classes);</text:p>
      <text:p text:style-name="P7">}</text:p>
      <text:p text:style-name="Method_20_Body"/>
      <text:p text:style-name="P16">Narrative</text:p>
      <text:p text:style-name="Method_20_Body"/>
      <text:p text:style-name="Method_20_Body">The <text:span text:style-name="Class_20_Variables">addClasses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Properties</text:p>
          </table:table-cell>
          <table:table-cell table:style-name="Table9.B1" office:value-type="string">
            <text:p text:style-name="P9">Description</text:p>
          </table:table-cell>
        </table:table-row>
        <table:table-row>
          <table:table-cell table:style-name="Table9.A2" office:value-type="string">
            <text:p text:style-name="P14">$classes</text:p>
          </table:table-cell>
          <table:table-cell table:style-name="Table9.B2" office:value-type="string">
            <text:p text:style-name="P5">An array containing new class key/class name pairs to add.</text:p>
          </table:table-cell>
        </table:table-row>
      </table:table>
      <text:p text:style-name="Method_20_Body"/>
      <text:p text:style-name="Method_20_Body">The <text:span text:style-name="Class_20_Variables">$classes</text:span> parameter is checked for being an array and not empty. <text:s/>If it is not an array, or the array is empty, a <text:span text:style-name="Class_20_Variables">Factory\Exception</text:span> is thrown.</text:p>
      <text:p text:style-name="Method_20_Body"/>
      <text:p text:style-name="Method_20_Body">Otherwise, the <text:span text:style-name="Class_20_Variables">$classes</text:span> parameter array is merged with the <text:span text:style-name="Class_20_Variables">$classes</text:span> class property and the result is stored in the <text:span text:style-name="Class_20_Variables">$classes</text:span> class property.</text:p>
      <text:p text:style-name="Method_20_Body"/>
      <text:p text:style-name="Method_20_Body"/>
      <text:h text:style-name="P23" text:outline-level="5"><text:bookmark-start text:name="newClasses"/>newClasses<text:bookmark-end text:name="newClasses"/></text:h>
      <text:p text:style-name="Method_20_Body"/>
      <text:p text:style-name="Method_20_Body">Replace the current class array with the supplied class array.</text:p>
      <text:p text:style-name="Method_20_Body"/>
      <text:p text:style-name="P16">Algorithm</text:p>
      <text:list xml:id="list1419512465" text:continue-list="list142616152" text:style-name="L3">
        <text:list-item text:start-value="1">
          <text:p text:style-name="P27">Accept the parameter <text:span text:style-name="Class_20_Variables">classes</text:span> as an array mapping class keys to class names;</text:p>
        </text:list-item>
        <text:list-item>
          <text:p text:style-name="P27">if <text:span text:style-name="Class_20_Variables">classes</text:span> is not array, goto step 4;</text:p>
        </text:list-item>
        <text:list-item>
          <text:p text:style-name="P27">if <text:span text:style-name="Class_20_Variables">classes</text:span> is not an empty array, goto step 5;</text:p>
        </text:list-item>
        <text:list-item>
          <text:p text:style-name="P27">return false result;</text:p>
        </text:list-item>
        <text:list-item>
          <text:p text:style-name="P27">store <text:span text:style-name="Class_20_Variables">classes</text:span> parameter in <text:span text:style-name="Class_20_Variables">classes</text:span> class property;</text:p>
        </text:list-item>
        <text:list-item>
          <text:p text:style-name="P27">exit.</text:p>
          <text:p text:style-name="P27"/>
        </text:list-item>
      </text:list>
      <text:p text:style-name="P16">Implementation</text:p>
      <text:p text:style-name="Method_20_Body"/>
      <text:p text:style-name="P6">/**</text:p>
      <text:p text:style-name="P6"><text:s/>* newClasses</text:p>
      <text:p text:style-name="P6"><text:s/>*</text:p>
      <text:p text:style-name="P6"><text:s/>* Replace current class names with new class names.</text:p>
      <text:p text:style-name="P6"><text:s/>* <text:span text:style-name="T1">@param</text:span> array $classes = an array containing class key / class name pairs.</text:p>
      <text:p text:style-name="P6"><text:s/>* <text:span text:style-name="T1">@throws</text:span> Factory\Exception</text:p>
      <text:p text:style-name="P6"><text:s/>*/</text:p>
      <text:p text:style-name="P6">protected function newClasses($classes)</text:p>
      <text:p text:style-name="P6">{</text:p>
      <text:p text:style-name="P6"><text:tab/>if ((! $classes) || (! is_array($classes)))</text:p>
      <text:p text:style-name="P6"><text:tab/>{</text:p>
      <text:p text:style-name="P6"><text:tab/><text:tab/>throw new Exception(Error::code('MissingParametersArray'));</text:p>
      <text:p text:style-name="P6"><text:tab/>}</text:p>
      <text:p text:style-name="P6"/>
      <text:p text:style-name="P6"><text:tab/>$this-&gt;classes = $classes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newClasses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Properties</text:p>
          </table:table-cell>
          <table:table-cell table:style-name="Table10.B1" office:value-type="string">
            <text:p text:style-name="P9">Description</text:p>
          </table:table-cell>
        </table:table-row>
        <table:table-row>
          <table:table-cell table:style-name="Table10.A2" office:value-type="string">
            <text:p text:style-name="P14">$classes</text:p>
          </table:table-cell>
          <table:table-cell table:style-name="Table10.B2" office:value-type="string">
            <text:p text:style-name="P5">An array containing new class key/class name pairs to store.</text:p>
          </table:table-cell>
        </table:table-row>
      </table:table>
      <text:p text:style-name="Method_20_Body"/>
      <text:p text:style-name="Method_20_Body">The <text:span text:style-name="Class_20_Variables">$classes</text:span> parameter is passed to the <text:span text:style-name="T1">PHP is_array</text:span> function and checked for being an array and is also check for being not empty. <text:s/>If it is not an array, or the array is empty, a <text:span text:style-name="Class_20_Variables">Factory\Exception</text:span> is thrown.</text:p>
      <text:p text:style-name="Method_20_Body"/>
      <text:p text:style-name="Method_20_Body">Otherwise, the <text:span text:style-name="Class_20_Variables">$classes</text:span> parameter array replaces the <text:span text:style-name="Class_20_Variables">$classes</text:span> class array.</text:p>
      <text:p text:style-name="Method_20_Body"/>
      <text:p text:style-name="Method_20_Body"/>
      <text:h text:style-name="P23" text:outline-level="5"><text:bookmark-start text:name="clearClasses"/>clearClasses<text:bookmark-end text:name="clearClasses"/></text:h>
      <text:p text:style-name="Method_20_Body"/>
      <text:p text:style-name="Method_20_Body">Set the current class array to empty.</text:p>
      <text:p text:style-name="Method_20_Body"/>
      <text:p text:style-name="P16">Algorithm</text:p>
      <text:list xml:id="list222871926" text:style-name="L12">
        <text:list-item>
          <text:p text:style-name="P36">Assign the classes class property an empty array value;</text:p>
        </text:list-item>
        <text:list-item>
          <text:p text:style-name="P36">exit.</text:p>
          <text:p text:style-name="P36"/>
        </text:list-item>
      </text:list>
      <text:p text:style-name="P16">Implementation</text:p>
      <text:p text:style-name="Method_20_Body"/>
      <text:p text:style-name="P6">/**</text:p>
      <text:p text:style-name="P6"><text:s/>* clearClasses</text:p>
      <text:p text:style-name="P6"><text:s/>*</text:p>
      <text:p text:style-name="P6"><text:s/>* Replace current class names with an empty array.</text:p>
      <text:p text:style-name="P6"><text:s/>*/</text:p>
      <text:p text:style-name="P6">protected function clearClasses()</text:p>
      <text:p text:style-name="P6">{</text:p>
      <text:p text:style-name="P6"><text:tab/>$this-&gt;classes = array();</text:p>
      <text:p text:style-name="P6">}</text:p>
      <text:p text:style-name="Method_20_Body"/>
      <text:p text:style-name="P16">Narrative</text:p>
      <text:p text:style-name="Method_20_Body"/>
      <text:p text:style-name="Method_20_Body">The <text:span text:style-name="Class_20_Variables">$classes</text:span> class property is initialized to an empty array.</text:p>
      <text:p text:style-name="Method_20_Body"/>
      <text:h text:style-name="P24" text:outline-level="3">Source Listing</text:h>
      <text:p text:style-name="Coding_20_Body"/>
      <text:p text:style-name="P19">&lt;?php</text:p>
      <text:p text:style-name="P19">namespace Library;</text:p>
      <text:p text:style-name="P19">use Library\Error;</text:p>
      <text:p text:style-name="P19"/>
      <text:p text:style-name="P19">/*</text:p>
      <text:p text:style-name="P19"><text:s/>*<text:tab/><text:tab/>Factory is copyright © 2012, 2013. EarthWalk Software.</text:p>
      <text:p text:style-name="P19"><text:s/>* <text:tab/><text:tab/>Licensed under the Academic Free License version 3.0</text:p>
      <text:p text:style-name="P19"><text:s/>* <text:tab/><text:tab/>Refer to the file named License.txt provided with the source, </text:p>
      <text:p text:style-name="P19"><text:s/>* <text:s text:c="8"/>or from http://opensource.org/licenses/academic.php</text:p>
      <text:p text:style-name="P19">*/</text:p>
      <text:p text:style-name="P19">/**</text:p>
      <text:p text:style-name="P19"><text:s/>* Factory.</text:p>
      <text:p text:style-name="P19"><text:s/>*</text:p>
      <text:p text:style-name="P19"><text:s/>* A general purpose factory base class.</text:p>
      <text:p text:style-name="P19"><text:s/>* <text:span text:style-name="T1">@author</text:span> Jay Wheeler.</text:p>
      <text:p text:style-name="P19"><text:s/>* <text:span text:style-name="T1">@version</text:span> 1.0</text:p>
      <text:p text:style-name="P19"><text:s/>* <text:span text:style-name="T1">@copyright</text:span> © 2012, 2013. EarthWalk Software.</text:p>
      <text:p text:style-name="P19"><text:s/>* <text:span text:style-name="T1">@license</text:span> Licensed under the Academic Free License version 3.0.</text:p>
      <text:p text:style-name="P19"><text:s/>* <text:span text:style-name="T1">@package</text:span> Library</text:p>
      <text:p text:style-name="P19"><text:s/>* <text:span text:style-name="T1">@subpackage</text:span> Factory.</text:p>
      <text:p text:style-name="P19"><text:s/>*/</text:p>
      <text:p text:style-name="P19">class Factory extends Factory\InstantiateClass</text:p>
      <text:p text:style-name="P19">{</text:p>
      <text:p text:style-name="P19"><text:tab/>/**</text:p>
      <text:p text:style-name="P19"><text:tab/> * classes</text:p>
      <text:p text:style-name="P19"><text:tab/> *</text:p>
      <text:p text:style-name="P19"><text:tab/> * Array containing the class internal key to external name mapping</text:p>
      <text:p text:style-name="P19"><text:tab/> * <text:span text:style-name="T1">@var</text:span> array $classes</text:p>
      <text:p text:style-name="P19"><text:tab/> */</text:p>
      <text:p text:style-name="P19"><text:tab/>protected <text:tab/><text:tab/>$classes;</text:p>
      <text:p text:style-name="P19"/>
      <text:p text:style-name="P19"><text:tab/>/**</text:p>
      <text:p text:style-name="P19"><text:tab/> * key</text:p>
      <text:p text:style-name="P19"><text:tab/> *</text:p>
      <text:p text:style-name="P19"><text:tab/> * The current class key to look-up</text:p>
      <text:p text:style-name="P19"><text:tab/> * <text:span text:style-name="T1">@var</text:span> string $key</text:p>
      <text:p text:style-name="P19"><text:tab/> */</text:p>
      <text:p text:style-name="P19"><text:tab/>protected<text:tab/><text:tab/>$key;</text:p>
      <text:p text:style-name="P19"/>
      <text:p text:style-name="P19"><text:tab/>/**</text:p>
      <text:p text:style-name="P19"><text:tab/> * __construct</text:p>
      <text:p text:style-name="P19"><text:tab/> *</text:p>
      <text:p text:style-name="P19"><text:tab/> * Class constructor</text:p>
      <text:p text:style-name="P19"><text:tab/> * <text:span text:style-name="T1">@param</text:span> array $classes = associative array of class key to class-name pairs</text:p>
      <text:p text:style-name="P19"><text:tab/> * <text:span text:style-name="T1">@return</text:span> Factory $class</text:p>
      <text:p text:style-name="P19"><text:tab/> * <text:span text:style-name="T1">@throws</text:span> \Library\Factory\Exception</text:p>
      <text:p text:style-name="P19"><text:tab/> */</text:p>
      <text:p text:style-name="P19"><text:tab/>public function __construct($classes)</text:p>
      <text:p text:style-name="P19"><text:tab/>{</text:p>
      <text:p text:style-name="P19"><text:tab/><text:tab/>if (! is_array($classes))</text:p>
      <text:p text:style-name="P19"><text:tab/><text:tab/>{</text:p>
      <text:p text:style-name="P19"><text:tab/><text:tab/><text:tab/>throw new Exception(Error::code('ArrayVariableExpected'));</text:p>
      <text:p text:style-name="P19"><text:tab/><text:tab/>}</text:p>
      <text:p text:style-name="P19"/>
      <text:p text:style-name="P19"><text:tab/><text:tab/>parent::__construct();</text:p>
      <text:p text:style-name="P19"/>
      <text:p text:style-name="P19"><text:tab/><text:tab/>$this-&gt;classes = $classes;</text:p>
      <text:p text:style-name="P19"><text:tab/><text:tab/>$this-&gt;key = '';</text:p>
      <text:p text:style-name="P19"><text:tab/>}</text:p>
      <text:p text:style-name="P19"><text:soft-page-break/></text:p>
      <text:p text:style-name="P19"><text:tab/>/**</text:p>
      <text:p text:style-name="P19"><text:tab/> * __destruct</text:p>
      <text:p text:style-name="P19"><text:tab/> *</text:p>
      <text:p text:style-name="P19"><text:tab/> * class destructor</text:p>
      <text:p text:style-name="P19"><text:tab/> */</text:p>
      <text:p text:style-name="P19"><text:tab/>public function __destruct()</text:p>
      <text:p text:style-name="P19"><text:tab/>{</text:p>
      <text:p text:style-name="P19"><text:tab/>}</text:p>
      <text:p text:style-name="P19"/>
      <text:p text:style-name="P19"><text:s text:c="2"/><text:tab/>/**</text:p>
      <text:p text:style-name="P19"><text:s text:c="2"/><text:tab/> * key.</text:p>
      <text:p text:style-name="P19"><text:s text:c="2"/><text:tab/> *</text:p>
      <text:p text:style-name="P19"><text:s text:c="2"/><text:tab/> * get/set the key to look-up</text:p>
      <text:p text:style-name="P19"><text:s text:c="2"/><text:tab/> * <text:span text:style-name="T1">@param</text:span> string $key = (optional) class key, null to query.</text:p>
      <text:p text:style-name="P19"><text:s text:c="2"/><text:tab/> * <text:span text:style-name="T1">@return</text:span> string $key = class key.</text:p>
      <text:p text:style-name="P19"><text:s text:c="2"/><text:tab/> */</text:p>
      <text:p text:style-name="P19"><text:s text:c="2"/><text:tab/>public function key($key=null)</text:p>
      <text:p text:style-name="P19"><text:s text:c="2"/><text:tab/>{</text:p>
      <text:p text:style-name="P19"><text:s text:c="2"/><text:tab/><text:tab/>if ($key != null)</text:p>
      <text:p text:style-name="P19"><text:s text:c="2"/><text:tab/><text:tab/>{</text:p>
      <text:p text:style-name="P19"><text:s text:c="2"/><text:tab/><text:tab/><text:tab/>if (is_array($key))</text:p>
      <text:p text:style-name="P19"><text:s text:c="2"/><text:tab/><text:tab/><text:tab/>{</text:p>
      <text:p text:style-name="P19"><text:s text:c="2"/><text:tab/><text:tab/><text:tab/><text:tab/>$this-&gt;key = $key[0];</text:p>
      <text:p text:style-name="P19"><text:s text:c="2"/><text:tab/><text:tab/><text:tab/>}</text:p>
      <text:p text:style-name="P19"><text:s text:c="2"/><text:tab/><text:tab/><text:tab/>else</text:p>
      <text:p text:style-name="P19"><text:s text:c="2"/><text:tab/><text:tab/><text:tab/>{</text:p>
      <text:p text:style-name="P19"><text:s text:c="2"/><text:tab/> <text:s/><text:tab/><text:tab/><text:tab/>$this-&gt;key = $key;</text:p>
      <text:p text:style-name="P19"><text:s text:c="2"/><text:tab/><text:tab/><text:tab/>}</text:p>
      <text:p text:style-name="P19"><text:s text:c="2"/><text:tab/><text:tab/>}</text:p>
      <text:p text:style-name="P19"/>
      <text:p text:style-name="P19"><text:s text:c="2"/><text:tab/><text:tab/>return $this-&gt;key;</text:p>
      <text:p text:style-name="P19"><text:s text:c="2"/><text:tab/>}</text:p>
      <text:p text:style-name="P19"/>
      <text:p text:style-name="P19"><text:s text:c="2"/><text:tab/>/**</text:p>
      <text:p text:style-name="P19"><text:s text:c="2"/><text:tab/> * className.</text:p>
      <text:p text:style-name="P19"><text:s text:c="2"/><text:tab/> *</text:p>
      <text:p text:style-name="P19"><text:s text:c="2"/><text:tab/> * Return the name of the associated class, if one exists.</text:p>
      <text:p text:style-name="P19"><text:s text:c="2"/><text:tab/> * <text:span text:style-name="T1">@param</text:span> string $key = (optional) class key</text:p>
      <text:p text:style-name="P19"><text:s text:c="2"/><text:tab/> * <text:span text:style-name="T1">@return</text:span> string $className = name of the class</text:p>
      <text:p text:style-name="P19"><text:s text:c="2"/><text:tab/> * <text:span text:style-name="T1">@throws</text:span> Factory\Exception</text:p>
      <text:p text:style-name="P19"><text:s text:c="2"/><text:tab/> */</text:p>
      <text:p text:style-name="P19"><text:tab/>public function className($key=null)</text:p>
      <text:p text:style-name="P19"><text:tab/>{</text:p>
      <text:p text:style-name="P19"><text:tab/><text:tab/>if ((! $key = $this-&gt;key($key)) || </text:p>
      <text:p text:style-name="P19"><text:tab/><text:tab/> <text:s text:c="3"/>(! array_key_exists($key, $this-&gt;classes)))</text:p>
      <text:p text:style-name="P19"><text:tab/><text:tab/>{</text:p>
      <text:p text:style-name="P19"><text:tab/><text:tab/><text:tab/>throw new Exception(Error::code('MissingClassName'));</text:p>
      <text:p text:style-name="P19"><text:tab/><text:tab/>}</text:p>
      <text:p text:style-name="P19"/>
      <text:p text:style-name="P19"><text:tab/><text:tab/>return parent::className($this-&gt;classes[$key]);</text:p>
      <text:p text:style-name="P19"><text:tab/>}</text:p>
      <text:p text:style-name="P19"/>
      <text:p text:style-name="P19"><text:s text:c="2"/><text:tab/></text:p>
      <text:p text:style-name="P18"><text:tab/>/**</text:p>
      <text:p text:style-name="P19"><text:s text:c="2"/><text:tab/> * availableClasses.</text:p>
      <text:p text:style-name="P19"><text:s text:c="2"/><text:tab/> *</text:p>
      <text:p text:style-name="P19"><text:s text:c="2"/><text:tab/> * get an associative array with the keys and class names of the available classes.</text:p>
      <text:p text:style-name="P19"><text:s text:c="2"/><text:tab/> * <text:span text:style-name="T1">@return</text:span> array $classes</text:p>
      <text:p text:style-name="P19"><text:s text:c="2"/><text:tab/> */</text:p>
      <text:p text:style-name="P19"><text:tab/>public function availableClasses()</text:p>
      <text:p text:style-name="P19"><text:tab/>{</text:p>
      <text:p text:style-name="P19"><text:tab/><text:tab/>return $this-&gt;classes;</text:p>
      <text:p text:style-name="P19"><text:tab/>}</text:p>
      <text:p text:style-name="P19"/>
      <text:p text:style-name="P19"><text:tab/>/**</text:p>
      <text:p text:style-name="P19"><text:tab/> * availableKeys</text:p>
      <text:p text:style-name="P19"><text:tab/> *</text:p>
      <text:p text:style-name="P19"><text:tab/> * get the keys from the classes array</text:p>
      <text:p text:style-name="P19"><text:tab/> * <text:span text:style-name="T1">@return</text:span> array $keys</text:p>
      <text:p text:style-name="P19"><text:tab/> */</text:p>
      <text:p text:style-name="P19"><text:tab/>public function availableKeys()</text:p>
      <text:p text:style-name="P19"><text:tab/>{</text:p>
      <text:p text:style-name="P19"><text:tab/><text:tab/>return array_keys($this-&gt;classes);</text:p>
      <text:p text:style-name="P19"><text:tab/>}</text:p>
      <text:p text:style-name="P19"/>
      <text:p text:style-name="P19"><text:s text:c="2"/><text:tab/>/**</text:p>
      <text:p text:style-name="P19"><text:s text:c="2"/><text:tab/> * classAvailable.</text:p>
      <text:p text:style-name="P19"><text:s text:c="2"/><text:tab/> *</text:p>
      <text:p text:style-name="P19"><text:s text:c="2"/><text:tab/> * Returns true if the requested class key is available.</text:p>
      <text:p text:style-name="P19"><text:s text:c="2"/><text:tab/> * <text:span text:style-name="T1">@param</text:span> string $key = internal class key of the class to check for.</text:p>
      <text:p text:style-name="P19"><text:s text:c="2"/><text:tab/> * <text:span text:style-name="T1">@return</text:span> boolean true = available, false = not supported.</text:p>
      <text:p text:style-name="P19"><text:s text:c="2"/><text:tab/> */</text:p>
      <text:p text:style-name="P19"><text:tab/>public function classAvailable($key)</text:p>
      <text:p text:style-name="P19"><text:tab/>{</text:p>
      <text:p text:style-name="P19"><text:tab/><text:tab/>return array_key_exists($key, $this-&gt;classes);</text:p>
      <text:p text:style-name="P19"><text:tab/>}</text:p>
      <text:p text:style-name="P19"/>
      <text:p text:style-name="P19"><text:tab/>/**</text:p>
      <text:p text:style-name="P19"><text:tab/> * availableClassName</text:p>
      <text:p text:style-name="P19"><text:tab/> *</text:p>
      <text:p text:style-name="P19"><text:tab/> * get the class name associated with the requested key</text:p>
      <text:p text:style-name="P19"><text:tab/> * <text:span text:style-name="T1">@param</text:span> string $key = (optional) class key, default = current key</text:p>
      <text:p text:style-name="P19"><text:tab/> * <text:span text:style-name="T1">@return</text:span> string $className = class name, false if not valid</text:p>
      <text:p text:style-name="P19"><text:tab/> */</text:p>
      <text:p text:style-name="P19"><text:tab/>public function availableClassName($key=null)</text:p>
      <text:p text:style-name="P19"><text:tab/>{</text:p>
      <text:p text:style-name="P19"><text:tab/><text:tab/>$key = $this-&gt;key($key);</text:p>
      <text:p text:style-name="P19"/>
      <text:p text:style-name="P19"><text:tab/><text:tab/>if ($this-&gt;classAvailable($key))</text:p>
      <text:p text:style-name="P19"><text:tab/><text:tab/>{</text:p>
      <text:p text:style-name="P19"><text:tab/><text:tab/><text:tab/>return $this-&gt;classes[$key];</text:p>
      <text:p text:style-name="P19"><text:tab/><text:tab/>}</text:p>
      <text:p text:style-name="P19"/>
      <text:p text:style-name="P19"><text:tab/><text:tab/>return false;</text:p>
      <text:p text:style-name="P19"><text:tab/>}</text:p>
      <text:p text:style-name="P19"/>
      <text:p text:style-name="P19"><text:s text:c="2"/><text:tab/></text:p>
      <text:p text:style-name="P18"><text:tab/>/**</text:p>
      <text:p text:style-name="P19"><text:s text:c="2"/><text:tab/> * classNameAvailable.</text:p>
      <text:p text:style-name="P19"><text:s text:c="2"/><text:tab/> *</text:p>
      <text:p text:style-name="P19"><text:s text:c="2"/><text:tab/> * Returns true if the requested class name is available (supported), false if not.</text:p>
      <text:p text:style-name="P19"><text:s text:c="2"/><text:tab/> * <text:span text:style-name="T1">@param</text:span> string $name = name of the class to check for.</text:p>
      <text:p text:style-name="P19"><text:s text:c="2"/><text:tab/> * <text:span text:style-name="T1">@return</text:span> boolean true if supported, false = not supported.</text:p>
      <text:p text:style-name="P19"><text:s text:c="2"/><text:tab/> */</text:p>
      <text:p text:style-name="P19"><text:tab/>public function classNameAvailable($name)</text:p>
      <text:p text:style-name="P19"><text:tab/>{</text:p>
      <text:p text:style-name="P19"><text:tab/><text:tab/>return array_search($name, $this-&gt;classes);</text:p>
      <text:p text:style-name="P19"><text:tab/>}</text:p>
      <text:p text:style-name="P19"/>
      <text:p text:style-name="P19"><text:tab/>/**</text:p>
      <text:p text:style-name="P19"><text:tab/> * clearClass</text:p>
      <text:p text:style-name="P19"><text:tab/> *</text:p>
      <text:p text:style-name="P19"><text:tab/> * clear the class vector</text:p>
      <text:p text:style-name="P19"><text:tab/> */</text:p>
      <text:p text:style-name="P19"><text:tab/>public function clearClass()</text:p>
      <text:p text:style-name="P19"><text:tab/>{</text:p>
      <text:p text:style-name="P19"><text:tab/><text:tab/>if ($this-&gt;class)</text:p>
      <text:p text:style-name="P19"><text:tab/><text:tab/>{</text:p>
      <text:p text:style-name="P19"><text:tab/><text:tab/><text:tab/>unset($this-&gt;class);</text:p>
      <text:p text:style-name="P19"><text:tab/><text:tab/><text:tab/>$this-&gt;class = null;</text:p>
      <text:p text:style-name="P19"><text:tab/><text:tab/>}</text:p>
      <text:p text:style-name="P19"><text:tab/>}</text:p>
      <text:p text:style-name="P19"/>
      <text:p text:style-name="P19"><text:tab/>/**</text:p>
      <text:p text:style-name="P19"><text:tab/> * addClasses</text:p>
      <text:p text:style-name="P19"><text:tab/> *</text:p>
      <text:p text:style-name="P19"><text:tab/> * Add new class entries from the supplied array to the current classes array.</text:p>
      <text:p text:style-name="P19"><text:tab/> * <text:span text:style-name="T1">@param</text:span> array $classes = an array containing class key / class name pairs.</text:p>
      <text:p text:style-name="P19"><text:s text:c="2"/><text:tab/> * <text:span text:style-name="T1">@throws</text:span> Factory\Exception</text:p>
      <text:p text:style-name="P19"><text:tab/> */</text:p>
      <text:p text:style-name="P19"><text:tab/>protected function addClasses($classes)</text:p>
      <text:p text:style-name="P19"><text:tab/>{</text:p>
      <text:p text:style-name="P19"><text:tab/><text:tab/>if ((! $classes) || (! is_array($classes)))</text:p>
      <text:p text:style-name="P19"><text:tab/><text:tab/>{</text:p>
      <text:p text:style-name="P19"><text:tab/><text:tab/><text:tab/>throw new Exception(Error::code('MissingParametersArray'));</text:p>
      <text:p text:style-name="P19"><text:tab/><text:tab/>}</text:p>
      <text:p text:style-name="P19"/>
      <text:p text:style-name="P19"><text:tab/><text:tab/>$this-&gt;classes = array_merge($this-&gt;classes, $classes);</text:p>
      <text:p text:style-name="P19"><text:tab/>}</text:p>
      <text:p text:style-name="P19"/>
      <text:p text:style-name="P19"><text:tab/>/**</text:p>
      <text:p text:style-name="P19"><text:tab/> * newClasses</text:p>
      <text:p text:style-name="P19"><text:tab/> *</text:p>
      <text:p text:style-name="P19"><text:tab/> * Replace current class names with new class names.</text:p>
      <text:p text:style-name="P19"><text:tab/> * <text:span text:style-name="T1">@param</text:span> array $classes = an array containing class key / class name pairs.</text:p>
      <text:p text:style-name="P19"><text:s text:c="2"/><text:tab/> * <text:span text:style-name="T1">@throws</text:span> Factory\Exception</text:p>
      <text:p text:style-name="P19"><text:tab/> */</text:p>
      <text:p text:style-name="P19"><text:tab/>protected function newClasses($classes)</text:p>
      <text:p text:style-name="P19"><text:tab/>{</text:p>
      <text:p text:style-name="P19"><text:tab/><text:tab/>if ((! $classes) || (! is_array($classes)))</text:p>
      <text:p text:style-name="P19"><text:tab/><text:tab/>{</text:p>
      <text:p text:style-name="P19"><text:tab/><text:tab/><text:tab/>throw new Exception(Error::code('MissingParametersArray'));</text:p>
      <text:p text:style-name="P19"><text:tab/><text:tab/>}</text:p>
      <text:p text:style-name="P19"/>
      <text:p text:style-name="P19"><text:tab/><text:tab/>$this-&gt;classes = $classes;</text:p>
      <text:p text:style-name="P19"><text:tab/>}</text:p>
      <text:p text:style-name="P19"/>
      <text:p text:style-name="P19"/>
      <text:p text:style-name="P18"><text:tab/>/**</text:p>
      <text:p text:style-name="P19"><text:tab/> * clearClasses</text:p>
      <text:p text:style-name="P19"><text:tab/> *</text:p>
      <text:p text:style-name="P19"><text:tab/> * Replace current class names with an empty array.</text:p>
      <text:p text:style-name="P19"><text:tab/> */</text:p>
      <text:p text:style-name="P19"><text:tab/>protected function clearClasses()</text:p>
      <text:p text:style-name="P19"><text:tab/>{</text:p>
      <text:p text:style-name="P19"><text:tab/><text:tab/>$this-&gt;classes = array();</text:p>
      <text:p text:style-name="P19"><text:tab/>}</text:p>
      <text:p text:style-name="P19"/>
      <text:p text:style-name="P19">}</text:p>
      <text:p text:style-name="P19"/>
      <text:p text:style-name="P18"><text:s text:c="2"/><text:tab/>/**</text:p>
      <text:p text:style-name="P19"><text:s text:c="2"/><text:tab/> * availableClasses.</text:p>
      <text:p text:style-name="P19"><text:s text:c="2"/><text:tab/> *</text:p>
      <text:p text:style-name="P19"><text:s text:c="2"/><text:tab/> * get an associative array with the keys and class names of the available classes.</text:p>
      <text:p text:style-name="P19"><text:s text:c="2"/><text:tab/> * <text:span text:style-name="T1">@return</text:span> array $classes</text:p>
      <text:p text:style-name="P19"><text:s text:c="2"/><text:tab/> */</text:p>
      <text:p text:style-name="P19"><text:tab/>public function availableClasses()</text:p>
      <text:p text:style-name="P19"><text:tab/>{</text:p>
      <text:p text:style-name="P19"><text:tab/><text:tab/>return $this-&gt;classes;</text:p>
      <text:p text:style-name="P19"><text:tab/>}</text:p>
      <text:p text:style-name="P19"/>
      <text:p text:style-name="P19"><text:tab/>/**</text:p>
      <text:p text:style-name="P19"><text:tab/> * availableKeys</text:p>
      <text:p text:style-name="P19"><text:tab/> *</text:p>
      <text:p text:style-name="P19"><text:tab/> * get the keys from the classes array</text:p>
      <text:p text:style-name="P19"><text:tab/> * <text:span text:style-name="T1">@return</text:span> array $keys</text:p>
      <text:p text:style-name="P19"><text:tab/> */</text:p>
      <text:p text:style-name="P19"><text:tab/>public function availableKeys()</text:p>
      <text:p text:style-name="P19"><text:tab/>{</text:p>
      <text:p text:style-name="P19"><text:tab/><text:tab/>return array_keys($this-&gt;classes);</text:p>
      <text:p text:style-name="P19"><text:tab/>}</text:p>
      <text:p text:style-name="P19"/>
      <text:p text:style-name="P19"><text:s text:c="2"/><text:tab/>/**</text:p>
      <text:p text:style-name="P19"><text:s text:c="2"/><text:tab/> * classAvailable.</text:p>
      <text:p text:style-name="P19"><text:s text:c="2"/><text:tab/> *</text:p>
      <text:p text:style-name="P19"><text:s text:c="2"/><text:tab/> * Returns true if the requested class key is available.</text:p>
      <text:p text:style-name="P19"><text:s text:c="2"/><text:tab/> * <text:span text:style-name="T1">@param</text:span> string $key = internal class key of the class to check for.</text:p>
      <text:p text:style-name="P19"><text:s text:c="2"/><text:tab/> * <text:span text:style-name="T1">@return</text:span> boolean true = available, false = not supported.</text:p>
      <text:p text:style-name="P19"><text:s text:c="2"/><text:tab/> */</text:p>
      <text:p text:style-name="P19"><text:tab/>public function classAvailable($key)</text:p>
      <text:p text:style-name="P19"><text:tab/>{</text:p>
      <text:p text:style-name="P19"><text:tab/><text:tab/>return array_key_exists($key, $this-&gt;classes);</text:p>
      <text:p text:style-name="P19"><text:tab/>}</text:p>
      <text:p text:style-name="P19"/>
      <text:p text:style-name="P19"><text:tab/>/**</text:p>
      <text:p text:style-name="P19"><text:tab/> * availableClassName</text:p>
      <text:p text:style-name="P19"><text:tab/> *</text:p>
      <text:p text:style-name="P19"><text:tab/> * get the class name associated with the requested key</text:p>
      <text:p text:style-name="P19"><text:tab/> * <text:span text:style-name="T1">@param</text:span> string $key = (optional) class key, default = current key</text:p>
      <text:p text:style-name="P19"><text:tab/> * <text:span text:style-name="T1">@return</text:span> string $className = class name, false if not valid</text:p>
      <text:p text:style-name="P19"><text:tab/> */</text:p>
      <text:p text:style-name="P19"><text:tab/>public function availableClassName($key=null)</text:p>
      <text:p text:style-name="P19"><text:tab/>{</text:p>
      <text:p text:style-name="P19"><text:tab/><text:tab/>$key = $this-&gt;key($key);</text:p>
      <text:p text:style-name="P19"/>
      <text:p text:style-name="P19"><text:tab/><text:tab/>if ($this-&gt;classAvailable($key))</text:p>
      <text:p text:style-name="P19"><text:tab/><text:tab/>{</text:p>
      <text:p text:style-name="P19"><text:tab/><text:tab/><text:tab/>return $this-&gt;classes[$key];</text:p>
      <text:p text:style-name="P19"><text:tab/><text:tab/>}</text:p>
      <text:p text:style-name="P19"/>
      <text:p text:style-name="P19"><text:tab/><text:tab/>return false;</text:p>
      <text:p text:style-name="P19"><text:tab/>}</text:p>
      <text:p text:style-name="P19"/>
      <text:p text:style-name="P18"><text:s text:c="2"/><text:tab/>/**</text:p>
      <text:p text:style-name="P19"><text:s text:c="2"/><text:tab/> * classNameAvailable.</text:p>
      <text:p text:style-name="P19"><text:s text:c="2"/><text:tab/> *</text:p>
      <text:p text:style-name="P19"><text:s text:c="2"/><text:tab/> * Returns true if the requested class name is available (supported), false if not.</text:p>
      <text:p text:style-name="P19"><text:s text:c="2"/><text:tab/> * <text:span text:style-name="T1">@param</text:span> string $name = name of the class to check for.</text:p>
      <text:p text:style-name="P19"><text:s text:c="2"/><text:tab/> * <text:span text:style-name="T1">@return</text:span> boolean true if supported, false = not supported.</text:p>
      <text:p text:style-name="P19"><text:s text:c="2"/><text:tab/> */</text:p>
      <text:p text:style-name="P19"><text:tab/>public function classNameAvailable($name)</text:p>
      <text:p text:style-name="P19"><text:tab/>{</text:p>
      <text:p text:style-name="P19"><text:tab/><text:tab/>return array_search($name, $this-&gt;classes);</text:p>
      <text:p text:style-name="P19"><text:tab/>}</text:p>
      <text:p text:style-name="P19"/>
      <text:p text:style-name="P19"><text:tab/>/**</text:p>
      <text:p text:style-name="P19"><text:tab/> * clearClass</text:p>
      <text:p text:style-name="P19"><text:tab/> *</text:p>
      <text:p text:style-name="P19"><text:tab/> * clear the class vector</text:p>
      <text:p text:style-name="P19"><text:tab/> */</text:p>
      <text:p text:style-name="P19"><text:tab/>public function clearClass()</text:p>
      <text:p text:style-name="P19"><text:tab/>{</text:p>
      <text:p text:style-name="P19"><text:tab/><text:tab/>if ($this-&gt;class)</text:p>
      <text:p text:style-name="P19"><text:tab/><text:tab/>{</text:p>
      <text:p text:style-name="P19"><text:tab/><text:tab/><text:tab/>unset($this-&gt;class);</text:p>
      <text:p text:style-name="P19"><text:tab/><text:tab/><text:tab/>$this-&gt;class = null;</text:p>
      <text:p text:style-name="P19"><text:tab/><text:tab/>}</text:p>
      <text:p text:style-name="P19"><text:tab/>}</text:p>
      <text:p text:style-name="P19"/>
      <text:p text:style-name="P19"><text:tab/>/**</text:p>
      <text:p text:style-name="P19"><text:tab/> * addClasses</text:p>
      <text:p text:style-name="P19"><text:tab/> *</text:p>
      <text:p text:style-name="P19"><text:tab/> * Add new class entries from the supplied array to the current classes array.</text:p>
      <text:p text:style-name="P19"><text:tab/> * <text:span text:style-name="T1">@param</text:span> array $classes = an array containing class key / class name pairs.</text:p>
      <text:p text:style-name="P19"><text:s text:c="2"/><text:tab/> * <text:span text:style-name="T1">@throws</text:span> Factory\Exception</text:p>
      <text:p text:style-name="P19"><text:tab/> */</text:p>
      <text:p text:style-name="P19"><text:tab/>protected function addClasses($classes)</text:p>
      <text:p text:style-name="P19"><text:tab/>{</text:p>
      <text:p text:style-name="P19"><text:tab/><text:tab/>if ((! $classes) || (! is_array($classes)))</text:p>
      <text:p text:style-name="P19"><text:tab/><text:tab/>{</text:p>
      <text:p text:style-name="P19"><text:tab/><text:tab/><text:tab/>throw new Exception(Error::code('MissingParametersArray'));</text:p>
      <text:p text:style-name="P19"><text:tab/><text:tab/>}</text:p>
      <text:p text:style-name="P19"/>
      <text:p text:style-name="P19"><text:tab/><text:tab/>$this-&gt;classes = array_merge($this-&gt;classes, $classes);</text:p>
      <text:p text:style-name="P19"><text:tab/>}</text:p>
      <text:p text:style-name="P19"/>
      <text:p text:style-name="P19"><text:tab/>/**</text:p>
      <text:p text:style-name="P19"><text:tab/> * newClasses</text:p>
      <text:p text:style-name="P19"><text:tab/> *</text:p>
      <text:p text:style-name="P19"><text:tab/> * Replace current class names with new class names.</text:p>
      <text:p text:style-name="P19"><text:tab/> * <text:span text:style-name="T1">@param</text:span> array $classes = an array containing class key / class name pairs.</text:p>
      <text:p text:style-name="P19"><text:s text:c="2"/><text:tab/> * <text:span text:style-name="T1">@throws</text:span> Factory\Exception</text:p>
      <text:p text:style-name="P19"><text:tab/> */</text:p>
      <text:p text:style-name="P19"><text:tab/>protected function newClasses($classes)</text:p>
      <text:p text:style-name="P19"><text:tab/>{</text:p>
      <text:p text:style-name="P19"><text:tab/><text:tab/>if ((! $classes) || (! is_array($classes)))</text:p>
      <text:p text:style-name="P19"><text:tab/><text:tab/>{</text:p>
      <text:p text:style-name="P19"><text:tab/><text:tab/><text:tab/>throw new Exception(Error::code('MissingParametersArray'));</text:p>
      <text:p text:style-name="P19"><text:tab/><text:tab/>}</text:p>
      <text:p text:style-name="P19"/>
      <text:p text:style-name="P19"><text:tab/><text:tab/>$this-&gt;classes = $classes;</text:p>
      <text:p text:style-name="P19"><text:tab/>}</text:p>
      <text:p text:style-name="P19"/>
      <text:p text:style-name="P18"><text:tab/>/**</text:p>
      <text:p text:style-name="P19"><text:tab/> * clearClasses</text:p>
      <text:p text:style-name="P19"><text:tab/> *</text:p>
      <text:p text:style-name="P19"><text:tab/> * Replace current class names with an empty array.</text:p>
      <text:p text:style-name="P19"><text:tab/> */</text:p>
      <text:p text:style-name="P19"><text:tab/>protected function clearClasses()</text:p>
      <text:p text:style-name="P19"><text:tab/>{</text:p>
      <text:p text:style-name="P19"><text:tab/><text:tab/>$this-&gt;classes = array();</text:p>
      <text:p text:style-name="P19"><text:tab/>}</text:p>
      <text:p text:style-name="P4"/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Factory<text:tab/><text:tab/><text:tab/><text:page-number text:select-page="current">2</text:page-number><text:tab/><text:tab/><text:tab/><text:tab/><text:date style:data-style-name="N76" text:date-value="2013-02-28T09:14:29.99">February 28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4:31:02</meta:creation-date>
    <dc:title>ClassDocument</dc:title>
    <meta:editing-duration>PT48H49M50S</meta:editing-duration>
    <meta:editing-cycles>43</meta:editing-cycles>
    <meta:generator>OpenOffice.org/3.2$Linux OpenOffice.org_project/320m12$Build-9483</meta:generator>
    <meta:initial-creator>Jay Wheeler</meta:initial-creator>
    <dc:date>2013-02-28T09:14:30</dc:date>
    <dc:creator>Jay Wheeler</dc:creator>
    <meta:document-statistic meta:table-count="12" meta:image-count="0" meta:object-count="0" meta:page-count="23" meta:paragraph-count="734" meta:word-count="3051" meta:character-count="19944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5-31T14:31:01"/>
  </office:meta>
</office:document-meta>
</file>